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4pt" officeooo:rsid="00017dac" officeooo:paragraph-rsid="00017da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4pt" officeooo:rsid="00017dac" officeooo:paragraph-rsid="00017da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2pt" officeooo:rsid="00017dac" officeooo:paragraph-rsid="00017d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6pt" officeooo:rsid="00017dac" officeooo:paragraph-rsid="00017dac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ign Goals and Notes for a Lithium-Polymer/Lithium Ion battery pack management system.</text:p>
      <text:p text:style-name="P2"/>
      <text:p text:style-name="P3">Design Requirements:</text:p>
      <text:p text:style-name="P3"/>
      <text:p text:style-name="P3">Prospective components:</text:p>
      <text:p text:style-name="P3"/>
      <text:p text:style-name="P3">Resources: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8-05T12:04:09.712000000</dc:date>
    <meta:editing-duration>PT3M42S</meta:editing-duration>
    <meta:editing-cycles>2</meta:editing-cycles>
    <meta:document-statistic meta:table-count="0" meta:image-count="0" meta:object-count="0" meta:page-count="1" meta:paragraph-count="4" meta:word-count="17" meta:character-count="141" meta:non-whitespace-character-count="128"/>
  </office:meta>
</office:document-meta>
</file>